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neva1" svg:font-family="Genev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 style:list-style-name="WWNum2">
      <style:text-properties officeooo:paragraph-rsid="001bd455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bd455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loext:opacity="100%" style:font-name="Geneva" fo:font-size="12pt" officeooo:paragraph-rsid="001bd455" style:font-name-asian="Geneva1" style:font-size-asian="12pt" style:font-name-complex="Geneva1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text-underline-style="solid" style:text-underline-type="double" style:text-underline-width="auto" style:text-underline-color="font-color" fo:font-weight="bold" officeooo:paragraph-rsid="001bd455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text-underline-style="none" fo:font-weight="normal" officeooo:paragraph-rsid="001bd455" style:font-weight-asian="normal" style:font-weight-complex="normal"/>
    </style:style>
    <style:style style:name="P6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style:writing-mode="lr-tb"/>
      <style:text-properties officeooo:paragraph-rsid="001bd455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loext:opacity="100%" style:font-name="Geneva" fo:font-size="12pt" style:font-name-asian="Geneva1" style:font-size-asian="12pt" style:font-name-complex="Geneva1" style:font-size-complex="12pt"/>
    </style:style>
    <style:style style:name="T4" style:family="text">
      <style:text-properties fo:color="#000000" loext:opacity="100%" style:font-name="Geneva" fo:font-size="12pt" fo:language="en" fo:country="US" style:letter-kerning="true" style:font-name-asian="Geneva1" style:font-size-asian="12pt" style:language-asian="zh" style:country-asian="CN" style:font-name-complex="Geneva1" style:font-size-complex="12pt" style:language-complex="hi" style:country-complex="IN"/>
    </style:style>
    <style:style style:name="T5" style:family="text">
      <style:text-properties fo:color="#000000" loext:opacity="100%" style:font-name="Geneva" fo:font-size="12pt" fo:font-weight="bold" style:font-name-asian="Geneva1" style:font-size-asian="12pt" style:font-weight-asian="bold" style:font-name-complex="Geneva1" style:font-size-complex="12pt" style:font-weight-complex="bold"/>
    </style:style>
    <style:style style:name="T6" style:family="text">
      <style:text-properties fo:color="#000000" loext:opacity="100%" style:text-line-through-style="solid" style:text-line-through-type="single" style:font-name="Geneva" fo:font-size="12pt" style:text-underline-style="none" style:font-name-asian="Geneva1" style:font-size-asian="12pt" style:font-name-complex="Geneva1" style:font-size-complex="12pt"/>
    </style:style>
    <style:style style:name="T7" style:family="text">
      <style:text-properties fo:color="#000000" loext:opacity="100%" style:text-line-through-style="none" style:text-line-through-type="none" style:font-name="Geneva" fo:font-size="12pt" style:font-name-asian="Geneva1" style:font-size-asian="12pt" style:font-name-complex="Geneva1" style:font-size-complex="12pt"/>
    </style:style>
    <style:style style:name="T8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Docker Commands </text:span></text:p>
      <text:p text:style-name="P3"/>
      <text:p text:style-name="P2"><text:span text:style-name="T3">docker version </text:span></text:p>
      <text:p text:style-name="P2"><text:span text:style-name="T3">docker version </text:span></text:p>
      <text:p text:style-name="P2"><text:span text:style-name="T3">docker info </text:span></text:p>
      <text:p text:style-name="P2"><text:span text:style-name="T3">docker login </text:span></text:p>
      <text:p text:style-name="P3"/>
      <text:p text:style-name="P2"><text:span text:style-name="T3">docker ps </text:span></text:p>
      <text:p text:style-name="P2"><text:span text:style-name="T3">docker ps -a </text:span></text:p>
      <text:p text:style-name="P2"><text:span text:style-name="T3">docker ps --all </text:span></text:p>
      <text:p text:style-name="P2"><text:span text:style-name="T3">docker container ls</text:span></text:p>
      <text:p text:style-name="P2"><text:span text:style-name="T3">docker container ls –all</text:span></text:p>
      <text:p text:style-name="P2"><text:span text:style-name="T3">docker container rm {containerId}</text:span></text:p>
      <text:p text:style-name="P3"/>
      <text:p text:style-name="P2"><text:span text:style-name="T3">docker image pull nginx</text:span></text:p>
      <text:p text:style-name="P2"><text:span text:style-name="T3">docker images</text:span></text:p>
      <text:p text:style-name="P2"><text:span text:style-name="T3">docker image ls</text:span></text:p>
      <text:p text:style-name="P2"><text:span text:style-name="T3">docker image ls –all</text:span></text:p>
      <text:p text:style-name="P2"><text:span text:style-name="T3">docker image rm nginx</text:span></text:p>
      <text:p text:style-name="P2"><text:span text:style-name="T3">docker image rm </text:span><text:span text:style-name="T4">{imageId}</text:span></text:p>
      <text:p text:style-name="P2"><text:span text:style-name="T4">docker image build Dockerfile -t {tagname}</text:span></text:p>
      <text:p text:style-name="P2"><text:span text:style-name="T3">docker image push </text:span><text:span text:style-name="T4">{tagname}</text:span></text:p>
      <text:p text:style-name="P3"/>
      <text:p text:style-name="P2"><text:span text:style-name="T3">docker run nginx</text:span></text:p>
      <text:p text:style-name="P2"><text:span text:style-name="T3">docker container run nginx</text:span></text:p>
      <text:p text:style-name="P2"><text:span text:style-name="T3">docker container run ubuntu sleep 5</text:span></text:p>
      <text:p text:style-name="P2"><text:span text:style-name="T3">docker container run –name {customename}</text:span></text:p>
      <text:p text:style-name="P2"><text:span text:style-name="T3">docker container run –detach {imagename} {command}</text:span></text:p>
      <text:p text:style-name="P2"><text:span text:style-name="T3">docker container run -it {imagename}</text:span></text:p>
      <text:p text:style-name="P2"><text:span text:style-name="T3">docker container run -p {host port: container port} {imagename}</text:span></text:p>
      <text:p text:style-name="P2"><text:span text:style-name="T3">docker container run –publish host port: container port} {imagename}</text:span></text:p>
      <text:p text:style-name="P2"><text:span text:style-name="T3">docker container run -e key=value {imagename}</text:span></text:p>
      <text:p text:style-name="P2"><text:span text:style-name="T3">docker container run –env key=value {imagename}</text:span></text:p>
      <text:p text:style-name="P2"><text:span text:style-name="T3">docker container run –link {containername}:{hostname}</text:span></text:p>
      <text:p text:style-name="P2"><text:span text:style-name="T3">docker container exec {containerId} {command} </text:span></text:p>
      <text:p text:style-name="P3"/>
      <text:p text:style-name="P2"><text:span text:style-name="T3">docker container attach {containerId}</text:span></text:p>
      <text:p text:style-name="P3"/>
      <text:p text:style-name="P2"><text:span text:style-name="T3">docker container logs {containerId}</text:span></text:p>
      <text:p text:style-name="P3"/>
      <text:p text:style-name="P2"><text:span text:style-name="T3">docker container stop {containerId}</text:span></text:p>
      <text:p text:style-name="P2"><text:span text:style-name="T3">docker container rm {containerId}</text:span></text:p>
      <text:p text:style-name="P3"/>
      <text:p text:style-name="P2"><text:span text:style-name="T3">docker inspect {containerid} → to get details of the container</text:span></text:p>
      <text:p text:style-name="P2"><text:span text:style-name="T3">docker inspect –format “{{.NetworkSettings.IPAddress}}” {containerId}</text:span></text:p>
      <text:p text:style-name="P3"/>
      <text:p text:style-name="P2"><text:span text:style-name="T8">Run-Tag(Version)</text:span></text:p>
      <text:p text:style-name="P4"/>
      <text:p text:style-name="P2"><text:span text:style-name="T2">Image:Tag</text:span></text:p>
      <text:p text:style-name="P4"><text:soft-page-break/></text:p>
      <text:p text:style-name="P2"><text:span text:style-name="T8">Run—STDIN</text:span></text:p>
      <text:p text:style-name="P4"/>
      <text:p text:style-name="P2"><text:span text:style-name="T2">docker container run -i -t </text:span></text:p>
      <text:p text:style-name="P5"/>
      <text:p text:style-name="P2"><text:span text:style-name="T1">-i → </text:span><text:span text:style-name="T2">Stands for interactive mode to map the standard input of your host to the docker container</text:span></text:p>
      <text:p text:style-name="P2"><text:span text:style-name="T1">-t → </text:span><text:span text:style-name="T2">Stands for psuedo terminal - to attach to containers terminal to the process running in the container</text:span></text:p>
      <text:p text:style-name="P2"><text:span text:style-name="T2"/></text:p>
      <text:list xml:id="list2639736694" text:style-name="WWNum2">
        <text:list-item>
          <text:list>
            <text:list-item>
              <text:h text:style-name="P1" text:outline-level="2">Docker Registry</text:h>
            </text:list-item>
          </text:list>
        </text:list-item>
      </text:list>
      <text:p text:style-name="P3"/>
      <text:p text:style-name="P2"><text:span text:style-name="T5">Public Registry</text:span></text:p>
      <text:p text:style-name="P3"/>
      <text:p text:style-name="P2"><text:span text:style-name="T3">Docker registry is the central repository of all docker images</text:span></text:p>
      <text:p text:style-name="P3"/>
      <text:p text:style-name="P2"><text:span text:style-name="T3">image: public or private registry/ user or Account/ Image or Repository:Version</text:span></text:p>
      <text:p text:style-name="P3"/>
      <text:p text:style-name="P2"><text:span text:style-name="T3">Example:</text:span></text:p>
      <text:p text:style-name="P2"><text:span text:style-name="T3">image: docker.io/nginx/nginx:latest</text:span></text:p>
      <text:p text:style-name="P3"/>
      <text:p text:style-name="P2"><text:span text:style-name="T5">Private Registry</text:span></text:p>
      <text:p text:style-name="P3"/>
      <text:p text:style-name="P2"><text:span text:style-name="T3">docker login {private-registry.io}</text:span></text:p>
      <text:p text:style-name="P3"/>
      <text:p text:style-name="P2"><text:span text:style-name="T5">Deploy Private Registry</text:span></text:p>
      <text:p text:style-name="P3"/>
      <text:p text:style-name="P2"><text:span text:style-name="T3">docker run -d </text:span><text:span text:style-name="T6">p 5000:5000 –name my</text:span><text:span text:style-name="T7">registry registry:2</text:span></text:p>
      <text:p text:style-name="P2"><text:span text:style-name="T7">docker image tag my-image localhost:5000/my-image</text:span></text:p>
      <text:p text:style-name="P2"><text:span text:style-name="T7">docker push localhost:5000/my-image</text:span></text:p>
      <text:p text:style-name="P2"><text:span text:style-name="T7">docker pull localhost:5000/my-image</text:span></text:p>
      <text:p text:style-name="P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neva1" svg:font-family="Genev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18:07:33.323000000</meta:creation-date>
    <dc:date>2021-01-04T18:09:23.849000000</dc:date>
    <meta:editing-duration>PT1M51S</meta:editing-duration>
    <meta:editing-cycles>1</meta:editing-cycles>
    <meta:document-statistic meta:table-count="0" meta:image-count="0" meta:object-count="0" meta:page-count="2" meta:paragraph-count="56" meta:word-count="262" meta:character-count="1890" meta:non-whitespace-character-count="1675"/>
    <meta:generator>LibreOffice/7.0.2.2$Windows_X86_64 LibreOffice_project/8349ace3c3162073abd90d81fd06dcfb6b36b994</meta:generator>
  </office:meta>
</office:document-meta>
</file>